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UrbanBody">
      <style:paragraph-properties fo:text-align="end" style:justify-single-word="false"/>
    </style:style>
    <style:style style:family="paragraph" style:name="P4" style:parent-style-name="Standard">
      <style:text-properties fo:font-weight="normal" style:font-weight-asian="normal" style:font-weight-complex="normal" style:text-underline-style="none"/>
    </style:style>
    <style:style style:family="paragraph" style:name="P5" style:parent-style-name="Frame_20_contents">
      <style:paragraph-properties fo:text-align="start" style:justify-single-word="false"/>
      <style:text-properties fo:font-size="12pt" officeooo:paragraph-rsid="000bbfac" style:font-name="Arial" style:font-size-asian="12pt" style:font-size-complex="12pt"/>
    </style:style>
    <style:style style:family="paragraph" style:name="P6" style:parent-style-name="Frame_20_contents">
      <style:paragraph-properties fo:text-align="start" style:justify-single-word="false"/>
      <style:text-properties fo:font-size="11pt" fo:font-style="normal" fo:font-weight="normal" officeooo:paragraph-rsid="000bbfac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bbfac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bbfac" style:font-name="Arial" style:font-size-asian="10pt" style:font-size-complex="10pt"/>
    </style:style>
    <style:style style:family="paragraph" style:name="P9" style:parent-style-name="UrbanBody">
      <style:text-properties style:font-name="arial"/>
    </style:style>
    <style:style style:family="paragraph" style:name="P10" style:parent-style-name="UrbanBody">
      <style:paragraph-properties fo:text-align="start" style:justify-single-word="false"/>
      <style:text-properties fo:font-size="11pt" fo:font-style="normal" fo:font-weight="normal" officeooo:paragraph-rsid="000bbfac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text-properties officeooo:paragraph-rsid="000bbfac"/>
    </style:style>
    <style:style style:family="paragraph" style:name="P13" style:parent-style-name="UrbanTitle">
      <style:text-properties officeooo:paragraph-rsid="000bbfac" style:font-name="arial" style:text-underline-style="none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size="12pt" style:font-size-asian="12pt" style:font-size-complex="12pt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4"><text:span text:style-name="T10">do text</text:span></text:p><text:p text:style-name="P14"><text:span text:style-name="T10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5"><text:span text:style-name="T8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9"><text:s/></text:span><text:span text:style-name="T8"><text:conditional-text text:condition="ooow:&quot;view.do_mailing()&quot;" text:string-value-if-false="" text:string-value-if-true="&quot;mailed_data.name1&quot;">mailed_data.name1</text:conditional-text></text:span><text:span text:style-name="T9"><text:s/></text:span><text:span text:style-name="T8"><text:conditional-text text:condition="ooow:&quot;view.do_mailing()&quot;" text:string-value-if-false="" text:string-value-if-true="&quot;mailed_data.name2&quot;">mailed_data.name2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street&quot;">mailed_data.street</text:conditional-text></text:span><text:span text:style-name="T8">, </text:span><text:span text:style-name="T8"><text:conditional-text text:condition="ooow:&quot;view.do_mailing()&quot;" text:string-value-if-false="" text:string-value-if-true="&quot;mailed_data.number&quot;">mailed_data.number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zipcode&quot;">mailed_data.zipcode</text:conditional-text></text:span><text:span text:style-name="T8"> </text:span><text:span text:style-name="T8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2"/>
      <text:p text:style-name="P13">Enquête publique : accusé de réception d'une réclamation</text:p>
      <text:p text:style-name="P9"/>
      <text:p text:style-name="P11"><office:annotation><dc:creator>Gauthier Bastien</dc:creator><dc:date>2011-01-13T14:56:41</dc:date><text:p text:style-name="P14"><text:span text:style-name="T10">do text</text:span></text:p><text:p text:style-name="P14"><text:span text:style-name="T10">from document(at=reference, format='odt')</text:span></text:p></office:annotation>Import depuis reference.odt</text:p>
      <text:p text:style-name="P11"/>
      <text:p text:style-name="P11"><office:annotation><dc:creator>Gauthier Bastien</dc:creator><dc:date>2011-02-16T16:12:24</dc:date><text:p text:style-name="P14"><text:span text:style-name="T15">do text if len(self</text:span><text:span text:style-name="T14">.getApplicants()</text:span><text:span text:style-name="T15">) &gt; 1</text:span></text:p></office:annotation><text:span text:style-name="T4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4"><text:span text:style-name="T13">do text if not len(self</text:span><text:span text:style-name="T14">.getApplicants()</text:span><text:span text:style-name="T13">) &gt; 1</text:span></text:p></office:annotation><text:span text:style-name="T4">Demandeur :</text:span> <text:text-input text:description="Demandeurs">self.getApplicantsSignaletic()</text:text-input></text:p>
      <text:p text:style-name="P11"><text:span text:style-name="T4">Objet :</text:span> <text:text-input text:description="Objet des travaux">self.getLicenceSubject()</text:text-input></text:p>
      <text:p text:style-name="P11"><text:span text:style-name="T4">Situation :</text:span> <text:text-input text:description="Situation des travaux">self.getWorkLocationSignaletic()</text:text-input></text:p>
      <text:p text:style-name="P11"><text:span text:style-name="T4">Référence cadastrale</text:span> : <text:text-input text:description="Parcelles">licence_view.get_parcels()</text:text-input></text:p>
      <text:p text:style-name="P11"/>
      <text:p text:style-name="P11"/>
      <text:p text:style-name="P6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11"/>
      <text:p text:style-name="P11"><office:annotation><dc:creator>Ngaha </dc:creator><dc:date>2016-02-03T13:48:59</dc:date><text:p text:style-name="P14"><text:span text:style-name="T12">do text if urbanEventObj.getClaimants().__len__() == 1</text:span></text:p></office:annotation>Nous accusons bonne réception de votre courrier daté du <text:text-input text:description="">tool.formatDate(urbanEventObj.getClaimants()[-1].getClaimDate())</text:text-input>, reçu dans le cadre de l'enquête publique concernant la demande de permis d'urbanisme introduite par <text:text-input text:description="Demandeurs">self.getApplicantsSignaletic(withaddress=True)</text:text-input><text:s/></text:p>
      <text:p text:style-name="P11"><office:annotation><dc:creator>Ngaha </dc:creator><dc:date>2016-02-03T13:47:58</dc:date><text:p text:style-name="P14"><text:span text:style-name="T12">do text if urbanEventObj.getClaimants().__len__() &gt; 1</text:span></text:p></office:annotation>Nous accusons bonne réception de votre courrier daté du &lt;%DateReclamation%&gt;, reçu dans le cadre de l'enquête publique concernant la demande de permis d'urbanisme introduite par <text:text-input text:description="Demandeurs">self.getApplicantsSignaletic(withaddress=True)</text:text-input></text:p>
      <text:p text:style-name="P11"/>
      <text:p text:style-name="P11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11"/>
      <text:p text:style-name="P11">L'affiche et la vue axonométrique annonçant la publicité ont été placardées à partir du <text:text-input text:description="Date du">tool.formatDate(urbanEventObj.getLinkedInquiry().getInvestigationStart())</text:text-input><text:s/>et jusqu'au <text:text-input text:description="Date au">tool.formatDate(urbanEventObj.getLinkedInquiry().getInvestigationEnd())</text:text-input>.</text:p>
      <text:p text:style-name="P11"/>
      <text:p text:style-name="P11">Les avis d'enquêtes ont été distribués aux occupants des immeubles situés dans un rayon de 50 mètres à partir des limites de la parcelle.</text:p>
      <text:p text:style-name="P11"/>
      <text:p text:style-name="P11"><office:annotation><dc:creator>Gauthier Bastien</dc:creator><dc:date>2011-06-14T13:57:41</dc:date><text:p text:style-name="P14"><text:span text:style-name="T11">do text if not tool.isDecentralized or (</text:span><text:span text:style-name="T12">tool.isDecentralized </text:span><text:span text:style-name="T11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P11"><office:annotation><dc:creator>Gauthier Bastien</dc:creator><dc:date>2011-06-14T13:57:41</dc:date><text:p text:style-name="P14"><text:span text:style-name="T11">do text if </text:span><text:span text:style-name="T12">tool.isDecentralized </text:span><text:span text:style-name="T11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P11"/>
      <text:p text:style-name="P11">Nous ne manquerons pas de vous informer du suivi de cette affaire.</text:p>
      <text:p text:style-name="P11"/>
      <text:p text:style-name="P11">Pour tout renseignement complémentaire relatif à l'instruction de ce dossier, nous vous invitons à contacter la personne renseignée en haut à gauche de ce document.</text:p>
      <text:p text:style-name="P11"><text:soft-page-break/></text:p>
      <text:p text:style-name="P10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9"/>
      <text:p text:style-name="P9"/>
      <text:p text:style-name="P9"><office:annotation><dc:creator>Gauthier Bastien</dc:creator><dc:date>2011-01-13T14:56:41</dc:date><text:p text:style-name="P14"><text:span text:style-name="T10">do text</text:span></text:p><text:p text:style-name="P14"><text:span text:style-name="T10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UrbanBody">
      <style:paragraph-properties fo:text-align="end" style:justify-single-word="false"/>
    </style:style>
    <style:style style:family="paragraph" style:name="P4" style:parent-style-name="Standard">
      <style:text-properties fo:font-weight="normal" style:font-weight-asian="normal" style:font-weight-complex="normal" style:text-underline-style="none"/>
    </style:style>
    <style:style style:family="paragraph" style:name="P5" style:parent-style-name="Frame_20_contents">
      <style:paragraph-properties fo:text-align="start" style:justify-single-word="false"/>
      <style:text-properties fo:font-size="12pt" officeooo:paragraph-rsid="000bbfac" style:font-name="Arial" style:font-size-asian="12pt" style:font-size-complex="12pt"/>
    </style:style>
    <style:style style:family="paragraph" style:name="P6" style:parent-style-name="Frame_20_contents">
      <style:paragraph-properties fo:text-align="start" style:justify-single-word="false"/>
      <style:text-properties fo:font-size="11pt" fo:font-style="normal" fo:font-weight="normal" officeooo:paragraph-rsid="000bbfac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bbfac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bbfac" style:font-name="Arial" style:font-size-asian="10pt" style:font-size-complex="10pt"/>
    </style:style>
    <style:style style:family="paragraph" style:name="P9" style:parent-style-name="UrbanBody">
      <style:text-properties style:font-name="arial"/>
    </style:style>
    <style:style style:family="paragraph" style:name="P10" style:parent-style-name="UrbanBody">
      <style:paragraph-properties fo:text-align="start" style:justify-single-word="false"/>
      <style:text-properties fo:font-size="11pt" fo:font-style="normal" fo:font-weight="normal" officeooo:paragraph-rsid="000bbfac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text-properties officeooo:paragraph-rsid="000bbfac"/>
    </style:style>
    <style:style style:family="paragraph" style:name="P13" style:parent-style-name="UrbanTitle">
      <style:text-properties officeooo:paragraph-rsid="000bbfac" style:font-name="arial" style:text-underline-style="none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size="12pt" style:font-size-asian="12pt" style:font-size-complex="12pt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4"><text:span text:style-name="T10">do text</text:span></text:p><text:p text:style-name="P14"><text:span text:style-name="T10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5"><text:span text:style-name="T8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9"><text:s/></text:span><text:span text:style-name="T8"><text:conditional-text text:condition="ooow:&quot;view.do_mailing()&quot;" text:string-value-if-false="" text:string-value-if-true="&quot;mailed_data.name1&quot;">mailed_data.name1</text:conditional-text></text:span><text:span text:style-name="T9"><text:s/></text:span><text:span text:style-name="T8"><text:conditional-text text:condition="ooow:&quot;view.do_mailing()&quot;" text:string-value-if-false="" text:string-value-if-true="&quot;mailed_data.name2&quot;">mailed_data.name2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street&quot;">mailed_data.street</text:conditional-text></text:span><text:span text:style-name="T8">, </text:span><text:span text:style-name="T8"><text:conditional-text text:condition="ooow:&quot;view.do_mailing()&quot;" text:string-value-if-false="" text:string-value-if-true="&quot;mailed_data.number&quot;">mailed_data.number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zipcode&quot;">mailed_data.zipcode</text:conditional-text></text:span><text:span text:style-name="T8"> </text:span><text:span text:style-name="T8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2"/>
      <text:p text:style-name="P13">Enquête publique : accusé de réception d'une réclamation</text:p>
      <text:p text:style-name="P9"/>
      <text:p text:style-name="P11"><office:annotation><dc:creator>Gauthier Bastien</dc:creator><dc:date>2011-01-13T14:56:41</dc:date><text:p text:style-name="P14"><text:span text:style-name="T10">do text</text:span></text:p><text:p text:style-name="P14"><text:span text:style-name="T10">from document(at=reference, format='odt')</text:span></text:p></office:annotation>Import depuis reference.odt</text:p>
      <text:p text:style-name="P11"/>
      <text:p text:style-name="P11"><office:annotation><dc:creator>Gauthier Bastien</dc:creator><dc:date>2011-02-16T16:12:24</dc:date><text:p text:style-name="P14"><text:span text:style-name="T15">do text if len(self</text:span><text:span text:style-name="T14">.getApplicants()</text:span><text:span text:style-name="T15">) &gt; 1</text:span></text:p></office:annotation><text:span text:style-name="T4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4"><text:span text:style-name="T13">do text if not len(self</text:span><text:span text:style-name="T14">.getApplicants()</text:span><text:span text:style-name="T13">) &gt; 1</text:span></text:p></office:annotation><text:span text:style-name="T4">Demandeur :</text:span> <text:text-input text:description="Demandeurs">self.getApplicantsSignaletic()</text:text-input></text:p>
      <text:p text:style-name="P11"><text:span text:style-name="T4">Objet :</text:span> <text:text-input text:description="Objet des travaux">self.getLicenceSubject()</text:text-input></text:p>
      <text:p text:style-name="P11"><text:span text:style-name="T4">Situation :</text:span> <text:text-input text:description="Situation des travaux">self.getWorkLocationSignaletic()</text:text-input></text:p>
      <text:p text:style-name="P11"><text:span text:style-name="T4">Référence cadastrale</text:span> : <text:text-input text:description="Parcelles">licence_view.get_parcels()</text:text-input></text:p>
      <text:p text:style-name="P11"/>
      <text:p text:style-name="P11"/>
      <text:p text:style-name="P6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11"/>
      <text:p text:style-name="P11"><office:annotation><dc:creator>Ngaha </dc:creator><dc:date>2016-02-03T13:48:59</dc:date><text:p text:style-name="P14"><text:span text:style-name="T12">do text if urbanEventObj.getClaimants().__len__() == 1</text:span></text:p></office:annotation>Nous accusons bonne réception de votre courrier daté du <text:text-input text:description="">tool.formatDate(urbanEventObj.getClaimants()[-1].getClaimDate())</text:text-input>, reçu dans le cadre de l'enquête publique concernant la demande de permis d'urbanisme introduite par <text:text-input text:description="Demandeurs">self.getApplicantsSignaletic(withaddress=True)</text:text-input><text:s/></text:p>
      <text:p text:style-name="P11"><office:annotation><dc:creator>Ngaha </dc:creator><dc:date>2016-02-03T13:47:58</dc:date><text:p text:style-name="P14"><text:span text:style-name="T12">do text if urbanEventObj.getClaimants().__len__() &gt; 1</text:span></text:p></office:annotation>Nous accusons bonne réception de votre courrier daté du &lt;%DateReclamation%&gt;, reçu dans le cadre de l'enquête publique concernant la demande de permis d'urbanisme introduite par <text:text-input text:description="Demandeurs">self.getApplicantsSignaletic(withaddress=True)</text:text-input></text:p>
      <text:p text:style-name="P11"/>
      <text:p text:style-name="P11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11"/>
      <text:p text:style-name="P11">L'affiche et la vue axonométrique annonçant la publicité ont été placardées à partir du <text:text-input text:description="Date du">tool.formatDate(urbanEventObj.getLinkedInquiry().getInvestigationStart())</text:text-input><text:s/>et jusqu'au <text:text-input text:description="Date au">tool.formatDate(urbanEventObj.getLinkedInquiry().getInvestigationEnd())</text:text-input>.</text:p>
      <text:p text:style-name="P11"/>
      <text:p text:style-name="P11">Les avis d'enquêtes ont été distribués aux occupants des immeubles situés dans un rayon de 50 mètres à partir des limites de la parcelle.</text:p>
      <text:p text:style-name="P11"/>
      <text:p text:style-name="P11"><office:annotation><dc:creator>Gauthier Bastien</dc:creator><dc:date>2011-06-14T13:57:41</dc:date><text:p text:style-name="P14"><text:span text:style-name="T11">do text if not tool.isDecentralized or (</text:span><text:span text:style-name="T12">tool.isDecentralized </text:span><text:span text:style-name="T11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P11"><office:annotation><dc:creator>Gauthier Bastien</dc:creator><dc:date>2011-06-14T13:57:41</dc:date><text:p text:style-name="P14"><text:span text:style-name="T11">do text if </text:span><text:span text:style-name="T12">tool.isDecentralized </text:span><text:span text:style-name="T11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P11"/>
      <text:p text:style-name="P11">Nous ne manquerons pas de vous informer du suivi de cette affaire.</text:p>
      <text:p text:style-name="P11"/>
      <text:p text:style-name="P11">Pour tout renseignement complémentaire relatif à l'instruction de ce dossier, nous vous invitons à contacter la personne renseignée en haut à gauche de ce document.</text:p>
      <text:p text:style-name="P11"><text:soft-page-break/></text:p>
      <text:p text:style-name="P10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9"/>
      <text:p text:style-name="P9"/>
      <text:p text:style-name="P9"><office:annotation><dc:creator>Gauthier Bastien</dc:creator><dc:date>2011-01-13T14:56:41</dc:date><text:p text:style-name="P14"><text:span text:style-name="T10">do text</text:span></text:p><text:p text:style-name="P14"><text:span text:style-name="T10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UrbanBody">
      <style:paragraph-properties fo:text-align="end" style:justify-single-word="false"/>
    </style:style>
    <style:style style:family="paragraph" style:name="P4" style:parent-style-name="Standard">
      <style:text-properties fo:font-weight="normal" style:font-weight-asian="normal" style:font-weight-complex="normal" style:text-underline-style="none"/>
    </style:style>
    <style:style style:family="paragraph" style:name="P5" style:parent-style-name="Frame_20_contents">
      <style:paragraph-properties fo:text-align="start" style:justify-single-word="false"/>
      <style:text-properties fo:font-size="12pt" officeooo:paragraph-rsid="000bbfac" style:font-name="Arial" style:font-size-asian="12pt" style:font-size-complex="12pt"/>
    </style:style>
    <style:style style:family="paragraph" style:name="P6" style:parent-style-name="Frame_20_contents">
      <style:paragraph-properties fo:text-align="start" style:justify-single-word="false"/>
      <style:text-properties fo:font-size="11pt" fo:font-style="normal" fo:font-weight="normal" officeooo:paragraph-rsid="000bbfac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bbfac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bbfac" style:font-name="Arial" style:font-size-asian="10pt" style:font-size-complex="10pt"/>
    </style:style>
    <style:style style:family="paragraph" style:name="P9" style:parent-style-name="UrbanBody">
      <style:text-properties style:font-name="arial"/>
    </style:style>
    <style:style style:family="paragraph" style:name="P10" style:parent-style-name="UrbanBody">
      <style:paragraph-properties fo:text-align="start" style:justify-single-word="false"/>
      <style:text-properties fo:font-size="11pt" fo:font-style="normal" fo:font-weight="normal" officeooo:paragraph-rsid="000bbfac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text-properties officeooo:paragraph-rsid="000bbfac"/>
    </style:style>
    <style:style style:family="paragraph" style:name="P13" style:parent-style-name="UrbanTitle">
      <style:text-properties officeooo:paragraph-rsid="000bbfac" style:font-name="arial" style:text-underline-style="none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size="12pt" style:font-size-asian="12pt" style:font-size-complex="12pt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4"><text:span text:style-name="T10">do text</text:span></text:p><text:p text:style-name="P14"><text:span text:style-name="T10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5"><text:span text:style-name="T8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9"><text:s/></text:span><text:span text:style-name="T8"><text:conditional-text text:condition="ooow:&quot;view.do_mailing()&quot;" text:string-value-if-false="" text:string-value-if-true="&quot;mailed_data.name1&quot;">mailed_data.name1</text:conditional-text></text:span><text:span text:style-name="T9"><text:s/></text:span><text:span text:style-name="T8"><text:conditional-text text:condition="ooow:&quot;view.do_mailing()&quot;" text:string-value-if-false="" text:string-value-if-true="&quot;mailed_data.name2&quot;">mailed_data.name2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street&quot;">mailed_data.street</text:conditional-text></text:span><text:span text:style-name="T8">, </text:span><text:span text:style-name="T8"><text:conditional-text text:condition="ooow:&quot;view.do_mailing()&quot;" text:string-value-if-false="" text:string-value-if-true="&quot;mailed_data.number&quot;">mailed_data.number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zipcode&quot;">mailed_data.zipcode</text:conditional-text></text:span><text:span text:style-name="T8"> </text:span><text:span text:style-name="T8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2"/>
      <text:p text:style-name="P13">Enquête publique : accusé de réception d'une réclamation</text:p>
      <text:p text:style-name="P9"/>
      <text:p text:style-name="P11"><office:annotation><dc:creator>Gauthier Bastien</dc:creator><dc:date>2011-01-13T14:56:41</dc:date><text:p text:style-name="P14"><text:span text:style-name="T10">do text</text:span></text:p><text:p text:style-name="P14"><text:span text:style-name="T10">from document(at=reference, format='odt')</text:span></text:p></office:annotation>Import depuis reference.odt</text:p>
      <text:p text:style-name="P11"/>
      <text:p text:style-name="P11"><office:annotation><dc:creator>Gauthier Bastien</dc:creator><dc:date>2011-02-16T16:12:24</dc:date><text:p text:style-name="P14"><text:span text:style-name="T15">do text if len(self</text:span><text:span text:style-name="T14">.getApplicants()</text:span><text:span text:style-name="T15">) &gt; 1</text:span></text:p></office:annotation><text:span text:style-name="T4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4"><text:span text:style-name="T13">do text if not len(self</text:span><text:span text:style-name="T14">.getApplicants()</text:span><text:span text:style-name="T13">) &gt; 1</text:span></text:p></office:annotation><text:span text:style-name="T4">Demandeur :</text:span> <text:text-input text:description="Demandeurs">self.getApplicantsSignaletic()</text:text-input></text:p>
      <text:p text:style-name="P11"><text:span text:style-name="T4">Objet :</text:span> <text:text-input text:description="Objet des travaux">self.getLicenceSubject()</text:text-input></text:p>
      <text:p text:style-name="P11"><text:span text:style-name="T4">Situation :</text:span> <text:text-input text:description="Situation des travaux">self.getWorkLocationSignaletic()</text:text-input></text:p>
      <text:p text:style-name="P11"><text:span text:style-name="T4">Référence cadastrale</text:span> : <text:text-input text:description="Parcelles">licence_view.get_parcels()</text:text-input></text:p>
      <text:p text:style-name="P11"/>
      <text:p text:style-name="P11"/>
      <text:p text:style-name="P6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11"/>
      <text:p text:style-name="P11"><office:annotation><dc:creator>Ngaha </dc:creator><dc:date>2016-02-03T13:48:59</dc:date><text:p text:style-name="P14"><text:span text:style-name="T12">do text if urbanEventObj.getClaimants().__len__() == 1</text:span></text:p></office:annotation>Nous accusons bonne réception de votre courrier daté du <text:text-input text:description="">tool.formatDate(urbanEventObj.getClaimants()[-1].getClaimDate())</text:text-input>, reçu dans le cadre de l'enquête publique concernant la demande de permis d'urbanisme introduite par <text:text-input text:description="Demandeurs">self.getApplicantsSignaletic(withaddress=True)</text:text-input><text:s/></text:p>
      <text:p text:style-name="P11"><office:annotation><dc:creator>Ngaha </dc:creator><dc:date>2016-02-03T13:47:58</dc:date><text:p text:style-name="P14"><text:span text:style-name="T12">do text if urbanEventObj.getClaimants().__len__() &gt; 1</text:span></text:p></office:annotation>Nous accusons bonne réception de votre courrier daté du &lt;%DateReclamation%&gt;, reçu dans le cadre de l'enquête publique concernant la demande de permis d'urbanisme introduite par <text:text-input text:description="Demandeurs">self.getApplicantsSignaletic(withaddress=True)</text:text-input></text:p>
      <text:p text:style-name="P11"/>
      <text:p text:style-name="P11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11"/>
      <text:p text:style-name="P11">L'affiche et la vue axonométrique annonçant la publicité ont été placardées à partir du <text:text-input text:description="Date du">tool.formatDate(urbanEventObj.getLinkedInquiry().getInvestigationStart())</text:text-input><text:s/>et jusqu'au <text:text-input text:description="Date au">tool.formatDate(urbanEventObj.getLinkedInquiry().getInvestigationEnd())</text:text-input>.</text:p>
      <text:p text:style-name="P11"/>
      <text:p text:style-name="P11">Les avis d'enquêtes ont été distribués aux occupants des immeubles situés dans un rayon de 50 mètres à partir des limites de la parcelle.</text:p>
      <text:p text:style-name="P11"/>
      <text:p text:style-name="P11"><office:annotation><dc:creator>Gauthier Bastien</dc:creator><dc:date>2011-06-14T13:57:41</dc:date><text:p text:style-name="P14"><text:span text:style-name="T11">do text if not tool.isDecentralized or (</text:span><text:span text:style-name="T12">tool.isDecentralized </text:span><text:span text:style-name="T11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P11"><office:annotation><dc:creator>Gauthier Bastien</dc:creator><dc:date>2011-06-14T13:57:41</dc:date><text:p text:style-name="P14"><text:span text:style-name="T11">do text if </text:span><text:span text:style-name="T12">tool.isDecentralized </text:span><text:span text:style-name="T11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P11"/>
      <text:p text:style-name="P11">Nous ne manquerons pas de vous informer du suivi de cette affaire.</text:p>
      <text:p text:style-name="P11"/>
      <text:p text:style-name="P11">Pour tout renseignement complémentaire relatif à l'instruction de ce dossier, nous vous invitons à contacter la personne renseignée en haut à gauche de ce document.</text:p>
      <text:p text:style-name="P11"><text:soft-page-break/></text:p>
      <text:p text:style-name="P10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9"/>
      <text:p text:style-name="P9"/>
      <text:p text:style-name="P9"><office:annotation><dc:creator>Gauthier Bastien</dc:creator><dc:date>2011-01-13T14:56:41</dc:date><text:p text:style-name="P14"><text:span text:style-name="T10">do text</text:span></text:p><text:p text:style-name="P14"><text:span text:style-name="T10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UrbanBody">
      <style:paragraph-properties fo:text-align="end" style:justify-single-word="false"/>
    </style:style>
    <style:style style:family="paragraph" style:name="P4" style:parent-style-name="Standard">
      <style:text-properties fo:font-weight="normal" style:font-weight-asian="normal" style:font-weight-complex="normal" style:text-underline-style="none"/>
    </style:style>
    <style:style style:family="paragraph" style:name="P5" style:parent-style-name="Frame_20_contents">
      <style:paragraph-properties fo:text-align="start" style:justify-single-word="false"/>
      <style:text-properties fo:font-size="12pt" officeooo:paragraph-rsid="000bbfac" style:font-name="Arial" style:font-size-asian="12pt" style:font-size-complex="12pt"/>
    </style:style>
    <style:style style:family="paragraph" style:name="P6" style:parent-style-name="Frame_20_contents">
      <style:paragraph-properties fo:text-align="start" style:justify-single-word="false"/>
      <style:text-properties fo:font-size="11pt" fo:font-style="normal" fo:font-weight="normal" officeooo:paragraph-rsid="000bbfac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bbfac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bbfac" style:font-name="Arial" style:font-size-asian="10pt" style:font-size-complex="10pt"/>
    </style:style>
    <style:style style:family="paragraph" style:name="P9" style:parent-style-name="UrbanBody">
      <style:text-properties style:font-name="arial"/>
    </style:style>
    <style:style style:family="paragraph" style:name="P10" style:parent-style-name="UrbanBody">
      <style:paragraph-properties fo:text-align="start" style:justify-single-word="false"/>
      <style:text-properties fo:font-size="11pt" fo:font-style="normal" fo:font-weight="normal" officeooo:paragraph-rsid="000bbfac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text-properties officeooo:paragraph-rsid="000bbfac"/>
    </style:style>
    <style:style style:family="paragraph" style:name="P13" style:parent-style-name="UrbanTitle">
      <style:text-properties officeooo:paragraph-rsid="000bbfac" style:font-name="arial" style:text-underline-style="none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size="12pt" style:font-size-asian="12pt" style:font-size-complex="12pt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4"><text:span text:style-name="T10">do text</text:span></text:p><text:p text:style-name="P14"><text:span text:style-name="T10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5"><text:span text:style-name="T8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9"><text:s/></text:span><text:span text:style-name="T8"><text:conditional-text text:condition="ooow:&quot;view.do_mailing()&quot;" text:string-value-if-false="" text:string-value-if-true="&quot;mailed_data.name1&quot;">mailed_data.name1</text:conditional-text></text:span><text:span text:style-name="T9"><text:s/></text:span><text:span text:style-name="T8"><text:conditional-text text:condition="ooow:&quot;view.do_mailing()&quot;" text:string-value-if-false="" text:string-value-if-true="&quot;mailed_data.name2&quot;">mailed_data.name2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street&quot;">mailed_data.street</text:conditional-text></text:span><text:span text:style-name="T8">, </text:span><text:span text:style-name="T8"><text:conditional-text text:condition="ooow:&quot;view.do_mailing()&quot;" text:string-value-if-false="" text:string-value-if-true="&quot;mailed_data.number&quot;">mailed_data.number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zipcode&quot;">mailed_data.zipcode</text:conditional-text></text:span><text:span text:style-name="T8"> </text:span><text:span text:style-name="T8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2"/>
      <text:p text:style-name="P13">Enquête publique : accusé de réception d'une réclamation</text:p>
      <text:p text:style-name="P9"/>
      <text:p text:style-name="P11"><office:annotation><dc:creator>Gauthier Bastien</dc:creator><dc:date>2011-01-13T14:56:41</dc:date><text:p text:style-name="P14"><text:span text:style-name="T10">do text</text:span></text:p><text:p text:style-name="P14"><text:span text:style-name="T10">from document(at=reference, format='odt')</text:span></text:p></office:annotation>Import depuis reference.odt</text:p>
      <text:p text:style-name="P11"/>
      <text:p text:style-name="P11"><office:annotation><dc:creator>Gauthier Bastien</dc:creator><dc:date>2011-02-16T16:12:24</dc:date><text:p text:style-name="P14"><text:span text:style-name="T15">do text if len(self</text:span><text:span text:style-name="T14">.getApplicants()</text:span><text:span text:style-name="T15">) &gt; 1</text:span></text:p></office:annotation><text:span text:style-name="T4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4"><text:span text:style-name="T13">do text if not len(self</text:span><text:span text:style-name="T14">.getApplicants()</text:span><text:span text:style-name="T13">) &gt; 1</text:span></text:p></office:annotation><text:span text:style-name="T4">Demandeur :</text:span> <text:text-input text:description="Demandeurs">self.getApplicantsSignaletic()</text:text-input></text:p>
      <text:p text:style-name="P11"><text:span text:style-name="T4">Objet :</text:span> <text:text-input text:description="Objet des travaux">self.getLicenceSubject()</text:text-input></text:p>
      <text:p text:style-name="P11"><text:span text:style-name="T4">Situation :</text:span> <text:text-input text:description="Situation des travaux">self.getWorkLocationSignaletic()</text:text-input></text:p>
      <text:p text:style-name="P11"><text:span text:style-name="T4">Référence cadastrale</text:span> : <text:text-input text:description="Parcelles">licence_view.get_parcels()</text:text-input></text:p>
      <text:p text:style-name="P11"/>
      <text:p text:style-name="P11"/>
      <text:p text:style-name="P6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11"/>
      <text:p text:style-name="P11"><office:annotation><dc:creator>Ngaha </dc:creator><dc:date>2016-02-03T13:48:59</dc:date><text:p text:style-name="P14"><text:span text:style-name="T12">do text if urbanEventObj.getClaimants().__len__() == 1</text:span></text:p></office:annotation>Nous accusons bonne réception de votre courrier daté du <text:text-input text:description="">tool.formatDate(urbanEventObj.getClaimants()[-1].getClaimDate())</text:text-input>, reçu dans le cadre de l'enquête publique concernant la demande de permis d'urbanisme introduite par <text:text-input text:description="Demandeurs">self.getApplicantsSignaletic(withaddress=True)</text:text-input><text:s/></text:p>
      <text:p text:style-name="P11"><office:annotation><dc:creator>Ngaha </dc:creator><dc:date>2016-02-03T13:47:58</dc:date><text:p text:style-name="P14"><text:span text:style-name="T12">do text if urbanEventObj.getClaimants().__len__() &gt; 1</text:span></text:p></office:annotation>Nous accusons bonne réception de votre courrier daté du &lt;%DateReclamation%&gt;, reçu dans le cadre de l'enquête publique concernant la demande de permis d'urbanisme introduite par <text:text-input text:description="Demandeurs">self.getApplicantsSignaletic(withaddress=True)</text:text-input></text:p>
      <text:p text:style-name="P11"/>
      <text:p text:style-name="P11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11"/>
      <text:p text:style-name="P11">L'affiche et la vue axonométrique annonçant la publicité ont été placardées à partir du <text:text-input text:description="Date du">tool.formatDate(urbanEventObj.getLinkedInquiry().getInvestigationStart())</text:text-input><text:s/>et jusqu'au <text:text-input text:description="Date au">tool.formatDate(urbanEventObj.getLinkedInquiry().getInvestigationEnd())</text:text-input>.</text:p>
      <text:p text:style-name="P11"/>
      <text:p text:style-name="P11">Les avis d'enquêtes ont été distribués aux occupants des immeubles situés dans un rayon de 50 mètres à partir des limites de la parcelle.</text:p>
      <text:p text:style-name="P11"/>
      <text:p text:style-name="P11"><office:annotation><dc:creator>Gauthier Bastien</dc:creator><dc:date>2011-06-14T13:57:41</dc:date><text:p text:style-name="P14"><text:span text:style-name="T11">do text if not tool.isDecentralized or (</text:span><text:span text:style-name="T12">tool.isDecentralized </text:span><text:span text:style-name="T11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P11"><office:annotation><dc:creator>Gauthier Bastien</dc:creator><dc:date>2011-06-14T13:57:41</dc:date><text:p text:style-name="P14"><text:span text:style-name="T11">do text if </text:span><text:span text:style-name="T12">tool.isDecentralized </text:span><text:span text:style-name="T11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P11"/>
      <text:p text:style-name="P11">Nous ne manquerons pas de vous informer du suivi de cette affaire.</text:p>
      <text:p text:style-name="P11"/>
      <text:p text:style-name="P11">Pour tout renseignement complémentaire relatif à l'instruction de ce dossier, nous vous invitons à contacter la personne renseignée en haut à gauche de ce document.</text:p>
      <text:p text:style-name="P11"><text:soft-page-break/></text:p>
      <text:p text:style-name="P10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9"/>
      <text:p text:style-name="P9"/>
      <text:p text:style-name="P9"><office:annotation><dc:creator>Gauthier Bastien</dc:creator><dc:date>2011-01-13T14:56:41</dc:date><text:p text:style-name="P14"><text:span text:style-name="T10">do text</text:span></text:p><text:p text:style-name="P14"><text:span text:style-name="T10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1:46:58.362047917</dc:date>
    <dc:language>fr-FR</dc:language>
    <meta:editing-cycles>152</meta:editing-cycles>
    <meta:editing-duration>P2DT6H33M12S</meta:editing-duration>
    <meta:document-statistic meta:table-count="1" meta:image-count="0" meta:object-count="0" meta:page-count="2" meta:paragraph-count="23" meta:word-count="321" meta:character-count="2492" meta:non-whitespace-character-count="2225"/>
    <meta:user-defined meta:name="Info 1"/>
    <meta:user-defined meta:name="Info 2"/>
    <meta:user-defined meta:name="Info 3"/>
    <meta:user-defined meta:name="Info 4"/>
  </office:meta>
</office:document-meta>
</file>